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SimSun" svg:font-family="NSimSun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r3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margin-top="0.5cm" fo:margin-bottom="0cm"/>
    </style:style>
    <style:style style:name="P4" style:family="paragraph">
      <loext:graphic-properties draw:fill-color="#ffffff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SimSun" style:font-size-asian="32pt" style:font-style-asian="normal" style:font-weight-asian="normal" style:font-name-complex="Noto Sans Devanagari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71cm" svg:y="4.356cm" presentation:class="title" presentation:user-transformed="true">
          <draw:text-box>
            <text:p>arxiv reading summary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text-style-name="P1" draw:layer="layout" svg:width="25.199cm" svg:height="12.065cm" svg:x="1.27cm" svg:y="0.63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arXiv:2103.00008</text:p>
              </text:list-item>
              <text:list-item>
                <text:p>对称性保护的拓扑相已经被理解地很好了，特点：have a gapped bulk and robust surface states</text:p>
              </text:list-item>
              <text:list-item>
                <text:p>表面态被对称性保护，没有对称性会形变成平庸的拓扑绝缘体</text:p>
              </text:list-item>
              <text:list-item>
                <text:p>Recently, it has been proposed that the essential features of a large class of HOTIs are captured by 拓扑多极化子响应理论</text:p>
              </text:list-item>
              <text:list-item>
                <text:p>these multipolar responses can be realized in interacting lattice models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text-style-name="P1" draw:layer="layout" svg:width="25.199cm" svg:height="13.335cm" svg:x="1.4cm" svg:y="1.27cm" presentation:class="outline" presentation:user-transformed="true">
          <draw:text-box>
            <text:list text:style-name="L2">
              <text:list-item>
                <text:p>石墨烯中的自由和束缚磁振子热力学(arXiv:2103.00015)</text:p>
              </text:list-item>
              <text:list-item>
                <text:p>对称性破缺的电子相可以产生中性的集体激发</text:p>
              </text:list-item>
              <text:list-item>
                <text:p>处于量子Hall区的单层石墨烯可以形成填充数为1的铁磁相，可以产生magnon并被探测到（QHFM）</text:p>
              </text:list-item>
              <text:list-item>
                <text:p>magnon的热力学性质（化学势、密度）还没人研究</text:p>
              </text:list-item>
              <text:list-item>
                <text:p text:style-name="P3"><text:span text:style-name="T1">存在</text:span><text:span text:style-name="T1">magnon</text:span><text:span text:style-name="T1">时对电子压缩率进行局域测量，反映出能隙减少了</text:span><text:span text:style-name="T1">20%</text:span><text:span text:style-name="T1">（</text:span>magnon注入后与电子空穴bind,形成skyrmion）</text:p>
              </text:list-item>
              <text:list-item>
                <text:p text:style-name="P3">实验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text-style-name="P1" draw:layer="layout" svg:width="25.199cm" svg:height="12.7cm" svg:x="1.4cm" svg:y="1.27cm" presentation:class="outline" presentation:user-transformed="true">
          <draw:text-box>
            <text:list text:style-name="L2">
              <text:list-item>
                <text:p>Gapless Spin Wave Transport through a Quantum Canted-antiferromagnet (arXiv:2103.00018)</text:p>
              </text:list-item>
              <text:list-item>
                <text:p>strong electron-electron interaction gives rise to quantum Hall ferromagnetism with spontaneously broken symmetries (QHFM)</text:p>
              </text:list-item>
              <text:list-item>
                <text:p>graphene heterostructures</text:p>
              </text:list-item>
              <text:list-item>
                <text:p><text:span text:style-name="T1">实验上观测到了：在</text:span>quantum canted-antiferromagnet中的线性无能隙自旋波激发，出现在双层石墨烯中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text-style-name="P1" draw:layer="layout" svg:width="25.199cm" svg:height="11.549cm" svg:x="1.4cm" svg:y="1.27cm" presentation:class="outline" presentation:user-transformed="true">
          <draw:text-box>
            <text:list text:style-name="L2">
              <text:list-item>
                <text:p>ArXiv:2103.00152</text:p>
              </text:list-item>
              <text:list-item>
                <text:p>声子Hall效应(PHE)2005年实验上观测到</text:p>
              </text:list-item>
              <text:list-item>
                <text:p>微观理论：声子结构的拓扑结构（对最近的实验解释得不好）PRL, 124, 105901 (2020)</text:p>
              </text:list-item>
              <text:list-item>
                <text:p>第一性原理计算</text:p>
              </text:list-item>
              <text:list-item>
                <text:p>Phonon dispersion: harmonic to anharmonic</text:p>
              </text:list-item>
              <text:list-item>
                <text:p>处理非简谐性的三种方法：1.多体微扰理论(弱非简谐性有效) 2.从头算分子动力学(非微扰，不包含零点振动能) 3.自洽声子理论(非微扰，可处理量子效应)</text:p>
              </text:list-item>
              <text:list-item>
                <text:p>实验上在STO中观测到了很大的声子Hall电导率，比理论大了四个量级。</text:p>
              </text:list-item>
              <text:list-item>
                <text:p>自旋声子相互作用不适用于解释实际材料中的PHE，STO的内部电子结构可能对PHE影响较大。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看到此处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Condensed matter</text:p>
              </text:list-item>
              <text:list-item>
                <text:p>2021/3 </text:p>
              </text:list-item>
              <text:list-item>
                <text:p>第26个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SimSun" svg:font-family="NSimSun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SimSun" style:font-family-asian="NSimSun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SimSun" style:font-family-asian="NSimSun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SimSun" style:font-family-asian="NSimSun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SimSun" style:font-family-asian="NSimSun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SimSun" style:font-family-asian="NSimSun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3-26T09:23:44.601396629</meta:creation-date>
    <dc:date>2021-03-26T15:35:43.580392699</dc:date>
    <meta:editing-duration>PT5H57M15S</meta:editing-duration>
    <meta:editing-cycles>44</meta:editing-cycles>
    <meta:generator>LibreOffice/7.0.5.2$Linux_X86_64 LibreOffice_project/00$Build-2</meta:generator>
    <meta:document-statistic meta:object-count="40"/>
  </office:meta>
</office:document-meta>
</file>